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B0000166F000019807CCDADC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Preformatted_20_Text">
      <style:paragraph-properties fo:margin-top="0in" fo:margin-bottom="0in"/>
      <style:text-properties fo:color="#0000ff" style:font-name="consolas" fo:font-size="12pt" style:font-size-asian="12pt" style:font-size-complex="12pt"/>
    </style:style>
    <style:style style:name="P3" style:family="paragraph" style:parent-style-name="Preformatted_20_Text">
      <style:paragraph-properties fo:margin-left="1.948in" fo:margin-right="0in" fo:margin-top="0in" fo:margin-bottom="0in" fo:text-indent="-1.948in" style:auto-text-indent="false">
        <style:tab-stops>
          <style:tab-stop style:position="-0.4583in"/>
        </style:tab-stops>
      </style:paragraph-properties>
      <style:text-properties fo:color="#0000ff" style:font-name="consolas" fo:font-size="12pt" style:font-size-asian="12pt" style:font-size-complex="12pt"/>
    </style:style>
    <style:style style:name="T1" style:family="text">
      <style:text-properties fo:color="#000000" style:font-name="Times New Roma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4.6445in" svg:y="0.0146in" svg:width="2.261in" svg:height="2.5701in" draw:z-index="0"><draw:image xlink:href="Pictures/200000BB0000166F000019807CCDADCB.svm" xlink:type="simple" xlink:show="embed" xlink:actuate="onLoad"/></draw:frame>NHDPlus - download NHDPlus related grids and shapfiles, then reproject</text:p>
      <text:p text:style-name="Standard"/>
      <text:p text:style-name="Standard">Usage:</text:p>
      <text:p text:style-name="Standard"><text:tab/>SDMProjectBuilder <text:s/></text:p>
      <text:p text:style-name="Standard"><text:tab/>BASINS - full functionality</text:p>
      <text:p text:style-name="Standard">Inherits:</text:p>
      <text:p text:style-name="Standard"><text:tab/>D4EManager.clsBaseDataExtension</text:p>
      <text:p text:style-name="Standard">Input:</text:p>
      <text:p text:style-name="Standard"><text:tab/>Parameters:</text:p>
      <text:p text:style-name="Standard"><text:tab/><text:tab/>Region as D4EMDataManager.Region</text:p>
      <text:p text:style-name="Standard"><text:tab/><text:tab/>DataTypes as List of String</text:p>
      <text:p text:style-name="P2"><text:span text:style-name="T1"><text:tab/><text:tab/><text:tab/>All</text:span></text:p>
      <text:p text:style-name="P2"><text:span text:style-name="T1"><text:tab/><text:tab/><text:tab/>allgrid., elev_cm. fac, fdr</text:span></text:p>
      <text:p text:style-name="P3"><text:span text:style-name="T1"><text:tab/>allshape, Basin, Catchment, nhdarea, NHDFlowline, NHDLine, NHDPoint, NHDWaterbody, Region, streamgageevent, SubBasin,Subregion, Subwatershed,Watershed, Drainage, hydrography, hydrologicunits</text:span></text:p>
      <text:p text:style-name="Standard"><text:tab/><text:tab/>Cache Folder as String</text:p>
      <text:p text:style-name="Standard"><text:tab/><text:tab/>Save Folder as String</text:p>
      <text:p text:style-name="Standard"><text:tab/><text:tab/>Projection as String (PROJ4 format)</text:p>
      <text:p text:style-name="Standard"><text:tab/><text:tab/>JoinAttributes as Boolean</text:p>
      <text:p text:style-name="Standard">Output:</text:p>
      <text:p text:style-name="Standard"><text:tab/>Files:</text:p>
      <text:p text:style-name="Standard"><text:tab/><text:tab/>grid or shapefiles corresponding to each DataType</text:p>
      <text:p text:style-name="Standard">Libraries:</text:p>
      <text:p text:style-name="Standard"><text:tab/>D4EMDataManager</text:p>
      <text:p text:style-name="Standard"><text:tab/><text:tab/>Region(3)</text:p>
      <text:p text:style-name="Standard"><text:tab/><text:tab/>SpatialOperations</text:p>
      <text:p text:style-name="P1"><text:tab/><text:tab/><text:tab/>AddProcessStepToLayer(1)</text:p>
      <text:p text:style-name="Standard"><text:tab/><text:tab/><text:tab/>AlbersProjections(1)</text:p>
      <text:p text:style-name="Standard"><text:tab/><text:tab/><text:tab/>CopyProcStepsFromCachedFile(1)</text:p>
      <text:p text:style-name="P1"><text:tab/><text:tab/><text:tab/>GeographicProjection(1)</text:p>
      <text:p text:style-name="P1"><text:tab/><text:tab/><text:tab/>MergeLayers(1)</text:p>
      <text:p text:style-name="P1"><text:tab/><text:tab/><text:tab/>ProjectAndClipGridLayers(1)</text:p>
      <text:p text:style-name="P1"><text:tab/><text:tab/><text:tab/>SameProjection(1)</text:p>
      <text:p text:style-name="P1"><text:tab/><text:tab/>Zipper</text:p>
      <text:p text:style-name="P1"><text:tab/><text:tab/><text:tab/>UnzipFile(1)</text:p>
      <text:p text:style-name="Standard"><text:tab/>MapWinUtility</text:p>
      <text:p text:style-name="Standard"><text:tab/><text:tab/>Logger(25)</text:p>
      <text:p text:style-name="Standard"><text:tab/><text:tab/>TryDelete(1)</text:p>
      <text:p text:style-name="Standard"><text:tab/>atcUtility</text:p>
      <text:p text:style-name="Standard"><text:tab/><text:tab/>AddFilesInDir(1)</text:p>
      <text:p text:style-name="Standard"><text:tab/><text:tab/>GetEmbeddedFileAsString(1)</text:p>
      <text:p text:style-name="Standard"><text:tab/><text:tab/>GetTemporaryFileName(1)</text:p>
      <text:p text:style-name="Standard"><text:tab/><text:tab/>NewTempDir(1)</text:p>
      <text:p text:style-name="Standard"><text:tab/><text:tab/>OpenFile(1)</text:p>
      <text:p text:style-name="Standard"><text:tab/><text:tab/>ReadableFromXML(1)</text:p>
      <text:p text:style-name="Standard"><text:tab/><text:tab/>StrFirstInt(1)</text:p>
      <text:p text:style-name="Standard"><text:tab/><text:tab/>TryMove(4)</text:p>
      <text:p text:style-name="Standard"><text:soft-page-break/>Geoprocessing:</text:p>
      <text:p text:style-name="Standard"><text:tab/>MW4: none, see use of D4EManager.SpatialOperations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nsolas" svg:font-family="consola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1:32:55.58</meta:creation-date>
    <dc:date>2010-08-17T16:56:28.49</dc:date>
    <meta:editing-duration>PT02H54M52S</meta:editing-duration>
    <meta:editing-cycles>14</meta:editing-cycles>
    <meta:generator>OpenOffice.org/3.2$Win32 OpenOffice.org_project/320m18$Build-9502</meta:generator>
    <meta:print-date>2010-08-17T13:36:27.43</meta:print-date>
    <meta:document-statistic meta:table-count="0" meta:image-count="1" meta:object-count="0" meta:page-count="2" meta:paragraph-count="47" meta:word-count="105" meta:character-count="1168"/>
  </office:meta>
</office:document-meta>
</file>